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angle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table:formula="of:=COS([.B3] * PI() / 180) * 8" office:value-type="float" office:value="-1.46957615897682E-015">
            <text:p>0</text:p>
          </table:table-cell>
          <table:table-cell table:formula="of:=SIN([.B3] * PI() / 180) * 8" office:value-type="float" office:value="-8">
            <text:p>-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2.5">
            <text:p>292.5</text:p>
          </table:table-cell>
          <table:table-cell table:formula="of:=COS([.B4] * PI() / 180) * 8" office:value-type="float" office:value="3.06146745892072">
            <text:p>3</text:p>
          </table:table-cell>
          <table:table-cell table:formula="of:=SIN([.B4] * PI() / 180) * 8" office:value-type="float" office:value="-7.39103626009029">
            <text:p>-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table:formula="of:=COS([.B5] * PI() / 180) * 8" office:value-type="float" office:value="5.65685424949238">
            <text:p>6</text:p>
          </table:table-cell>
          <table:table-cell table:formula="of:=SIN([.B5] * PI() / 180) * 8" office:value-type="float" office:value="-5.65685424949238">
            <text:p>-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7.5">
            <text:p>337.5</text:p>
          </table:table-cell>
          <table:table-cell table:formula="of:=COS([.B6] * PI() / 180) * 8" office:value-type="float" office:value="7.3910362600903">
            <text:p>7</text:p>
          </table:table-cell>
          <table:table-cell table:formula="of:=SIN([.B6] * PI() / 180) * 8" office:value-type="float" office:value="-3.06146745892072">
            <text:p>-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table:formula="of:=COS([.B7] * PI() / 180) * 8" office:value-type="float" office:value="8">
            <text:p>8</text:p>
          </table:table-cell>
          <table:table-cell table:formula="of:=SIN([.B7] * PI() / 180) * 8" office:value-type="float" office:value="-1.95943487863577E-015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.5">
            <text:p>22.5</text:p>
          </table:table-cell>
          <table:table-cell table:formula="of:=COS([.B8] * PI() / 180) * 8" office:value-type="float" office:value="7.39103626009029">
            <text:p>7</text:p>
          </table:table-cell>
          <table:table-cell table:formula="of:=SIN([.B8] * PI() / 180) * 8" office:value-type="float" office:value="3.06146745892072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formula="of:=COS([.B9] * PI() / 180) * 8" office:value-type="float" office:value="5.65685424949238">
            <text:p>6</text:p>
          </table:table-cell>
          <table:table-cell table:formula="of:=SIN([.B9] * PI() / 180) * 8" office:value-type="float" office:value="5.65685424949238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.5">
            <text:p>67.5</text:p>
          </table:table-cell>
          <table:table-cell table:formula="of:=COS([.B10] * PI() / 180) * 8" office:value-type="float" office:value="3.06146745892072">
            <text:p>3</text:p>
          </table:table-cell>
          <table:table-cell table:formula="of:=SIN([.B10] * PI() / 180) * 8" office:value-type="float" office:value="7.39103626009029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table:formula="of:=COS([.B11] * PI() / 180) * 8" office:value-type="float" office:value="4.89858719658941E-016">
            <text:p>0</text:p>
          </table:table-cell>
          <table:table-cell table:formula="of:=SIN([.B11] * PI() / 180) * 8"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.5">
            <text:p>112.5</text:p>
          </table:table-cell>
          <table:table-cell table:formula="of:=COS([.B12] * PI() / 180) * 8" office:value-type="float" office:value="-3.06146745892072">
            <text:p>-3</text:p>
          </table:table-cell>
          <table:table-cell table:formula="of:=SIN([.B12] * PI() / 180) * 8" office:value-type="float" office:value="7.39103626009029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table:formula="of:=COS([.B13] * PI() / 180) * 8" office:value-type="float" office:value="-5.65685424949238">
            <text:p>-6</text:p>
          </table:table-cell>
          <table:table-cell table:formula="of:=SIN([.B13] * PI() / 180) * 8" office:value-type="float" office:value="5.65685424949238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7.5">
            <text:p>157.5</text:p>
          </table:table-cell>
          <table:table-cell table:formula="of:=COS([.B14] * PI() / 180) * 8" office:value-type="float" office:value="-7.39103626009029">
            <text:p>-7</text:p>
          </table:table-cell>
          <table:table-cell table:formula="of:=SIN([.B14] * PI() / 180) * 8" office:value-type="float" office:value="3.06146745892072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table:formula="of:=COS([.B15] * PI() / 180) * 8" office:value-type="float" office:value="-8">
            <text:p>-8</text:p>
          </table:table-cell>
          <table:table-cell table:formula="of:=SIN([.B15] * PI() / 180) * 8" office:value-type="float" office:value="9.79717439317883E-016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2.5">
            <text:p>202.5</text:p>
          </table:table-cell>
          <table:table-cell table:formula="of:=COS([.B16] * PI() / 180) * 8" office:value-type="float" office:value="-7.3910362600903">
            <text:p>-7</text:p>
          </table:table-cell>
          <table:table-cell table:formula="of:=SIN([.B16] * PI() / 180) * 8" office:value-type="float" office:value="-3.06146745892071">
            <text:p>-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5">
            <text:p>225</text:p>
          </table:table-cell>
          <table:table-cell table:formula="of:=COS([.B17] * PI() / 180) * 8" office:value-type="float" office:value="-5.65685424949238">
            <text:p>-6</text:p>
          </table:table-cell>
          <table:table-cell table:formula="of:=SIN([.B17] * PI() / 180) * 8" office:value-type="float" office:value="-5.65685424949238">
            <text:p>-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7.5">
            <text:p>247.5</text:p>
          </table:table-cell>
          <table:table-cell table:formula="of:=COS([.B18] * PI() / 180) * 8" office:value-type="float" office:value="-3.06146745892072">
            <text:p>-3</text:p>
          </table:table-cell>
          <table:table-cell table:formula="of:=SIN([.B18] * PI() / 180) * 8" office:value-type="float" office:value="-7.3910362600903">
            <text:p>-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2016/04/10</text:date>, <text:time>17:29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8:45:32.37</meta:creation-date>
    <dc:date>2016-04-10T17:29:19.27</dc:date>
    <meta:editing-duration>PT59M9S</meta:editing-duration>
    <meta:editing-cycles>5</meta:editing-cycles>
    <meta:generator>OpenOffice/4.1.2$Win32 OpenOffice.org_project/412m3$Build-9782</meta:generator>
    <meta:document-statistic meta:table-count="1" meta:cell-count="67" meta:object-count="0"/>
  </office:meta>
</office:document-meta>
</file>